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b37c" officeooo:paragraph-rsid="0004b37c"/>
    </style:style>
    <style:style style:name="P2" style:family="paragraph" style:parent-style-name="Standard">
      <style:text-properties officeooo:rsid="0004b37c" officeooo:paragraph-rsid="0004e2a6"/>
    </style:style>
    <style:style style:name="P3" style:family="paragraph" style:parent-style-name="Standard">
      <style:text-properties officeooo:rsid="0004e2a6" officeooo:paragraph-rsid="0004e2a6"/>
    </style:style>
    <style:style style:name="P4" style:family="paragraph" style:parent-style-name="Standard">
      <style:text-properties officeooo:rsid="0005cb68" officeooo:paragraph-rsid="0005cb68"/>
    </style:style>
    <style:style style:name="P5" style:family="paragraph" style:parent-style-name="Standard">
      <style:text-properties officeooo:rsid="00062061" officeooo:paragraph-rsid="00062061"/>
    </style:style>
    <style:style style:name="P6" style:family="paragraph" style:parent-style-name="Standard">
      <style:text-properties officeooo:rsid="0007105c" officeooo:paragraph-rsid="0007105c"/>
    </style:style>
    <style:style style:name="P7" style:family="paragraph" style:parent-style-name="Standard">
      <style:text-properties officeooo:rsid="0007105c" officeooo:paragraph-rsid="00082cce"/>
    </style:style>
    <style:style style:name="P8" style:family="paragraph" style:parent-style-name="Standard">
      <style:text-properties officeooo:rsid="0007105c" officeooo:paragraph-rsid="00090c3c"/>
    </style:style>
    <style:style style:name="P9" style:family="paragraph" style:parent-style-name="Standard">
      <style:text-properties fo:font-size="16pt" style:text-underline-style="solid" style:text-underline-width="auto" style:text-underline-color="font-color" officeooo:paragraph-rsid="00082cce" style:font-size-asian="16pt" style:font-size-complex="16pt"/>
    </style:style>
    <style:style style:name="P10" style:family="paragraph" style:parent-style-name="Standard">
      <style:text-properties fo:font-size="16pt" officeooo:paragraph-rsid="00082cce" style:font-size-asian="16pt" style:font-size-complex="16pt"/>
    </style:style>
    <style:style style:name="P11" style:family="paragraph" style:parent-style-name="Standard">
      <style:text-properties officeooo:paragraph-rsid="00082cce"/>
    </style:style>
    <style:style style:name="P12" style:family="paragraph" style:parent-style-name="Standard" style:master-page-name="Standard">
      <style:paragraph-properties style:page-number="auto"/>
      <style:text-properties officeooo:paragraph-rsid="00082cce"/>
    </style:style>
    <style:style style:name="T1" style:family="text">
      <style:text-properties officeooo:rsid="0004e2a6"/>
    </style:style>
    <style:style style:name="T2" style:family="text">
      <style:text-properties officeooo:rsid="00062061"/>
    </style:style>
    <style:style style:name="T3" style:family="text">
      <style:text-properties officeooo:rsid="0007105c"/>
    </style:style>
    <style:style style:name="T4" style:family="text">
      <style:text-properties officeooo:rsid="00082cce"/>
    </style:style>
    <style:style style:name="T5" style:family="text">
      <style:text-properties fo:font-size="16pt" style:font-size-asian="16pt" style:font-size-complex="16pt"/>
    </style:style>
    <style:style style:name="T6" style:family="text">
      <style:text-properties fo:font-size="16pt" officeooo:rsid="00090c3c" style:font-size-asian="16pt" style:font-size-complex="16pt"/>
    </style:style>
    <style:style style:name="T7" style:family="text">
      <style:text-properties fo:font-size="16pt" officeooo:rsid="00092713" style:font-size-asian="16pt" style:font-size-complex="16pt"/>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officeooo:rsid="000b96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Homework Week 4<text:tab/><text:tab/><text:tab/><text:tab/><text:tab/><text:tab/><text:tab/><text:tab/>Niklas Pelz</text:p>
      <text:p text:style-name="P1"/>
      <text:p text:style-name="P1">BR6:</text:p>
      <text:p text:style-name="P1"/>
      <text:p text:style-name="P1">1.</text:p>
      <text:p text:style-name="P1"/>
      <text:p text:style-name="P1">1)</text:p>
      <text:p text:style-name="P1"/>
      <text:p text:style-name="P1">Most business travellers (78%) enjoy their business trips for various reasons.</text:p>
      <text:p text:style-name="P1"/>
      <text:p text:style-name="P1">2)</text:p>
      <text:p text:style-name="P1"/>
      <text:p text:style-name="P1">I never had a business trip myself, so I’m unsure of all the formalities, but the overall experience seems to overlap with mine. Seeing the world and experiencing new cultures is the most fun part of travelling. Although I can understand people who find it tiresome, or just want to stay home, cause you spend enough time at work anyway. Travelling being boring is just part of a wrong mindset in my <text:span text:style-name="T9">opinion</text:span>. You can make every trip exciting, it just depends if you want to, or not.</text:p>
      <text:p text:style-name="P1"/>
      <text:p text:style-name="P1"/>
      <text:p text:style-name="P1">2.</text:p>
      <text:p text:style-name="P1"/>
      <text:p text:style-name="P1"><text:tab/><text:tab/><text:tab/><text:tab/><text:tab/><text:tab/>Traveller 1<text:tab/><text:tab/><text:tab/><text:tab/>Traveller 2<text:tab/><text:tab/><text:tab/><text:tab/></text:p>
      <text:p text:style-name="P1"/>
      <text:p text:style-name="P1">Reason for visit<text:tab/><text:tab/><text:tab/><text:span text:style-name="T1">Research trip<text:tab/><text:tab/><text:tab/><text:tab/><text:tab/>Trade exhibition</text:span></text:p>
      <text:p text:style-name="P1"/>
      <text:p text:style-name="P1">Where they are staying<text:tab/><text:tab/><text:span text:style-name="T1">At a small family hotel (Patio)<text:tab/><text:tab/>Hotel DonnaMaria<text:tab/><text:tab/><text:tab/></text:span></text:p>
      <text:p text:style-name="P1"/>
      <text:p text:style-name="P2">Plans (professional / personal)<text:tab/><text:span text:style-name="T1">visiting venues / looking for entertainment<text:tab/>going out with <text:tab/><text:tab/><text:tab/><text:tab/><text:tab/><text:tab/><text:tab/><text:tab/><text:tab/><text:tab/><text:tab/>spanish colleagues</text:span></text:p>
      <text:p text:style-name="P2"><text:span text:style-name="T1"><text:tab/><text:tab/><text:tab/><text:tab/><text:tab/>excursion to Cordoba / try local specialities</text:span></text:p>
      <text:p text:style-name="P2"/>
      <text:p text:style-name="P2"/>
      <text:p text:style-name="P3">3.</text:p>
      <text:p text:style-name="P3"/>
      <text:p text:style-name="P3">1)</text:p>
      <text:p text:style-name="P3">sightseeing</text:p>
      <text:p text:style-name="P3">2)</text:p>
      <text:p text:style-name="P3">conference</text:p>
      <text:p text:style-name="P3">3)</text:p>
      <text:p text:style-name="P3">venue</text:p>
      <text:p text:style-name="P3">4)</text:p>
      <text:p text:style-name="P3">facilities</text:p>
      <text:p text:style-name="P3">5)</text:p>
      <text:p text:style-name="P3">hospitality</text:p>
      <text:p text:style-name="P3">6)</text:p>
      <text:p text:style-name="P3">speciality</text:p>
      <text:p text:style-name="P3">7)</text:p>
      <text:p text:style-name="P3">nightlife</text:p>
      <text:p text:style-name="P3">8)</text:p>
      <text:p text:style-name="P3">exhibition</text:p>
      <text:p text:style-name="P3"><text:soft-page-break/>9)</text:p>
      <text:p text:style-name="P3">excursion</text:p>
      <text:p text:style-name="P3">10)</text:p>
      <text:p text:style-name="P3">entertainment</text:p>
      <text:p text:style-name="P3"/>
      <text:p text:style-name="P3"/>
      <text:p text:style-name="P3">5.</text:p>
      <text:p text:style-name="P3"/>
      <text:p text:style-name="P3">freshen up → c</text:p>
      <text:p text:style-name="P3">pick (someone) up → d</text:p>
      <text:p text:style-name="P3">look around → h</text:p>
      <text:p text:style-name="P3">check in → b</text:p>
      <text:p text:style-name="P3">meet up with → a</text:p>
      <text:p text:style-name="P3">show (someone) around → f</text:p>
      <text:p text:style-name="P4">drop (someone) off → e</text:p>
      <text:p text:style-name="P4">eat out → g</text:p>
      <text:p text:style-name="P4"/>
      <text:p text:style-name="P4"/>
      <text:p text:style-name="P4">6.</text:p>
      <text:p text:style-name="P4"/>
      <text:p text:style-name="P4">Visitor A:</text:p>
      <text:p text:style-name="P4"/>
      <text:p text:style-name="P4">*Friday 16.30: Arrival → Friday 17:30: Show them around conference venue and facilites → Friday 18:30: Take them into the city → Friday 19:30: Dinner at traditional restaurant → Friday 21:30: Drop them off at the hotel → Saturday 8:30: Pick them up from the hotel → Saturday 12:30: Show them around the city → Saturday 14:00: Have lunch at traditional restaurant → Saturday 16:00: Drop them off at the airport</text:p>
      <text:p text:style-name="P4"/>
      <text:p text:style-name="P4">Visitor B:</text:p>
      <text:p text:style-name="P4"/>
      <text:p text:style-name="P4">*Friday 10:30: Arrival → Friday 11:30: Pick them up and take them to the city → Friday 13:00: Have lunch in the city → Friday 14:30: Show them around the city and give them time for shopping → Friday 18:00: Drop them off at the hotel to freshen up →<text:span text:style-name="T2"> Friday 18:45: Pick them up at the hotel and go have dinner → Friday 20:30: Go into the city, visit some bars, etc. → Saturday 1:00: Drop them off at the hotel → Saturday 10:00: Drop them off at the venue → Saturday 14:00: Take them back to the hotel and drop them off at the airport after that</text:span></text:p>
      <text:p text:style-name="P4"/>
      <text:p text:style-name="P4"/>
      <text:p text:style-name="P5">EMAIL:</text:p>
      <text:p text:style-name="P5"/>
      <text:p text:style-name="P5">Dear Visitor <text:span text:style-name="T9">A/</text:span>B,</text:p>
      <text:p text:style-name="P5">I’m writing regarding our plans for your upcoming visit. First of all thank you for getting back to me with your preferences and requests. I was able to sketch out <text:span text:style-name="T3">a schedule and attached it to this mail. If you have any further questions, please do not hesitate to contact me again.</text:span></text:p>
      <text:p text:style-name="P5"/>
      <text:p text:style-name="P6">Best wishes,</text:p>
      <text:p text:style-name="P6">your guide</text:p>
      <text:p text:style-name="P6"/>
      <text:p text:style-name="P6">attached File Visitor_<text:span text:style-name="T9">A</text:span>/B_Schedule.pdf*</text:p>
      <text:p text:style-name="P6"/>
      <text:p text:style-name="P6">(<text:span text:style-name="T4">Did you want the Email to include the schedule again? It seems kind of redundant with the previous task)</text:span></text:p>
      <text:p text:style-name="P12"><text:span text:style-name="T8">Communication Tutorial 4 <text:s/>PODCAST – Internet Pornography</text:span></text:p>
      <text:p text:style-name="P9"/>
      <text:p text:style-name="P11"><text:span text:style-name="T5">How much is the internet used for searching for pornography?</text:span></text:p>
      <text:p text:style-name="P10"/>
      <text:p text:style-name="P10">- <text:span text:style-name="T4">1/7 of web searches are for porn</text:span></text:p>
      <text:p text:style-name="P10"/>
      <text:p text:style-name="P11"><text:span text:style-name="T5">What was the first technology used for distributing “eroticism”?</text:span></text:p>
      <text:p text:style-name="P10"/>
      <text:p text:style-name="P10">- <text:span text:style-name="T4">The first technology used for actually distributing eroticism was</text:span></text:p>
      <text:p text:style-name="P10"><text:span text:style-name="T4"><text:s text:c="3"/>photography</text:span></text:p>
      <text:p text:style-name="P10"/>
      <text:p text:style-name="P11"><text:span text:style-name="T5">What other technology increased the use of porn?</text:span></text:p>
      <text:p text:style-name="P10"/>
      <text:p text:style-name="P10">- <text:span text:style-name="T4">Movies</text:span></text:p>
      <text:p text:style-name="P10">- <text:span text:style-name="T4">Peep show booth</text:span></text:p>
      <text:p text:style-name="P10">- <text:span text:style-name="T4">VCR</text:span></text:p>
      <text:p text:style-name="P10"/>
      <text:p text:style-name="P11"><text:span text:style-name="T5">Why is it suggested that people would carry on using the internet when Dial-up speeds and costs were slow and high?</text:span></text:p>
      <text:p text:style-name="P11"><text:span text:style-name="T5"/></text:p>
      <text:p text:style-name="P11"><text:span text:style-name="T5">- </text:span><text:span text:style-name="T6">5/6 of shared images were pornography, so they basically used it to access another market for pornography</text:span></text:p>
      <text:p text:style-name="P10"/>
      <text:p text:style-name="P7"><text:span text:style-name="T5">Who is making money from Internet Porn and who is no longer making money?</text:span></text:p>
      <text:p text:style-name="P7"><text:span text:style-name="T5"/></text:p>
      <text:p text:style-name="P8"><text:span text:style-name="T5">- </text:span><text:span text:style-name="T6">The aggregator platforms make money through advertising, premium</text:span></text:p>
      <text:p text:style-name="P8"><text:span text:style-name="T6"><text:s text:c="3"/>subscriptions, etc…</text:span></text:p>
      <text:p text:style-name="P8"><text:span text:style-name="T6"/></text:p>
      <text:p text:style-name="P8"><text:span text:style-name="T6">- The people who are trying to sell porn, like the creators don’t make much</text:span></text:p>
      <text:p text:style-name="P8"><text:span text:style-name="T6"><text:s text:c="3"/>money anymo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1-06T12:53:27.843000000</dc:date>
    <meta:editing-duration>PT13M3S</meta:editing-duration>
    <meta:editing-cycles>6</meta:editing-cycles>
    <meta:document-statistic meta:table-count="0" meta:image-count="0" meta:object-count="0" meta:page-count="3" meta:paragraph-count="72" meta:word-count="621" meta:character-count="3501" meta:non-whitespace-character-count="2894"/>
  </office:meta>
</office:document-meta>
</file>